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9739" officeooo:paragraph-rsid="001c9739"/>
    </style:style>
    <style:style style:name="P2" style:family="paragraph" style:parent-style-name="Title">
      <style:text-properties officeooo:rsid="00231f12" officeooo:paragraph-rsid="00231f12"/>
    </style:style>
    <style:style style:name="P3" style:family="paragraph" style:parent-style-name="Preformatted_20_Text">
      <style:paragraph-properties fo:margin-top="0cm" fo:margin-bottom="0.499cm" loext:contextual-spacing="false"/>
    </style:style>
    <style:style style:name="P4" style:family="paragraph" style:parent-style-name="Heading_20_1">
      <style:text-properties officeooo:rsid="001f34ec"/>
    </style:style>
    <style:style style:name="P5" style:family="paragraph" style:parent-style-name="Heading_20_1" style:list-style-name="WWNum1">
      <style:paragraph-properties fo:break-before="page"/>
      <style:text-properties officeooo:paragraph-rsid="0027ff68"/>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Standard">
      <style:text-properties fo:language="en" fo:country="US" officeooo:rsid="001f34ec" officeooo:paragraph-rsid="0027ff68"/>
    </style:style>
    <style:style style:name="P8" style:family="paragraph" style:parent-style-name="Standard">
      <style:text-properties fo:language="en" fo:country="US" officeooo:paragraph-rsid="0027ff68"/>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1"/>
    <style:style style:name="P30" style:family="paragraph" style:parent-style-name="Text_20_body" style:list-style-name="L22"/>
    <style:style style:name="P31" style:family="paragraph" style:parent-style-name="Text_20_body" style:list-style-name="L23"/>
    <style:style style:name="P32" style:family="paragraph" style:parent-style-name="Text_20_body" style:list-style-name="L24"/>
    <style:style style:name="P33" style:family="paragraph" style:parent-style-name="Text_20_body" style:list-style-name="L25"/>
    <style:style style:name="P34" style:family="paragraph" style:parent-style-name="Text_20_body">
      <style:text-properties officeooo:rsid="001f34ec"/>
    </style:style>
    <style:style style:name="P35" style:family="paragraph" style:parent-style-name="Text_20_body">
      <style:text-properties officeooo:paragraph-rsid="0027ff68"/>
    </style:style>
    <style:style style:name="P36" style:family="paragraph" style:parent-style-name="Text_20_body" style:list-style-name="L1">
      <style:paragraph-properties fo:margin-top="0cm" fo:margin-bottom="0cm" loext:contextual-spacing="false"/>
    </style:style>
    <style:style style:name="P37" style:family="paragraph" style:parent-style-name="Text_20_body" style:list-style-name="L2">
      <style:paragraph-properties fo:margin-top="0cm" fo:margin-bottom="0cm" loext:contextual-spacing="false"/>
    </style:style>
    <style:style style:name="P38" style:family="paragraph" style:parent-style-name="Text_20_body" style:list-style-name="L3">
      <style:paragraph-properties fo:margin-top="0cm" fo:margin-bottom="0cm" loext:contextual-spacing="false"/>
    </style:style>
    <style:style style:name="P39" style:family="paragraph" style:parent-style-name="Text_20_body" style:list-style-name="L5">
      <style:paragraph-properties fo:margin-top="0cm" fo:margin-bottom="0cm" loext:contextual-spacing="false"/>
    </style:style>
    <style:style style:name="P40" style:family="paragraph" style:parent-style-name="Text_20_body" style:list-style-name="L6">
      <style:paragraph-properties fo:margin-top="0cm" fo:margin-bottom="0cm" loext:contextual-spacing="false"/>
    </style:style>
    <style:style style:name="P41" style:family="paragraph" style:parent-style-name="Text_20_body" style:list-style-name="L7">
      <style:paragraph-properties fo:margin-top="0cm" fo:margin-bottom="0cm" loext:contextual-spacing="false"/>
    </style:style>
    <style:style style:name="P42" style:family="paragraph" style:parent-style-name="Text_20_body" style:list-style-name="L9">
      <style:paragraph-properties fo:margin-top="0cm" fo:margin-bottom="0cm" loext:contextual-spacing="false"/>
    </style:style>
    <style:style style:name="P43" style:family="paragraph" style:parent-style-name="Text_20_body" style:list-style-name="L10">
      <style:paragraph-properties fo:margin-top="0cm" fo:margin-bottom="0cm" loext:contextual-spacing="false"/>
    </style:style>
    <style:style style:name="P44" style:family="paragraph" style:parent-style-name="Text_20_body" style:list-style-name="L11">
      <style:paragraph-properties fo:margin-top="0cm" fo:margin-bottom="0cm" loext:contextual-spacing="false"/>
    </style:style>
    <style:style style:name="P45" style:family="paragraph" style:parent-style-name="Text_20_body" style:list-style-name="L12">
      <style:paragraph-properties fo:margin-top="0cm" fo:margin-bottom="0cm" loext:contextual-spacing="false"/>
    </style:style>
    <style:style style:name="P46" style:family="paragraph" style:parent-style-name="Text_20_body" style:list-style-name="L13">
      <style:paragraph-properties fo:margin-top="0cm" fo:margin-bottom="0cm" loext:contextual-spacing="false"/>
    </style:style>
    <style:style style:name="P47" style:family="paragraph" style:parent-style-name="Text_20_body" style:list-style-name="L14">
      <style:paragraph-properties fo:margin-top="0cm" fo:margin-bottom="0cm" loext:contextual-spacing="false"/>
    </style:style>
    <style:style style:name="P48" style:family="paragraph" style:parent-style-name="Text_20_body" style:list-style-name="L15">
      <style:paragraph-properties fo:margin-top="0cm" fo:margin-bottom="0cm" loext:contextual-spacing="false"/>
    </style:style>
    <style:style style:name="P49" style:family="paragraph" style:parent-style-name="Text_20_body" style:list-style-name="L17">
      <style:paragraph-properties fo:margin-top="0cm" fo:margin-bottom="0cm" loext:contextual-spacing="false"/>
    </style:style>
    <style:style style:name="P50" style:family="paragraph" style:parent-style-name="Text_20_body" style:list-style-name="L18">
      <style:paragraph-properties fo:margin-top="0cm" fo:margin-bottom="0cm" loext:contextual-spacing="false"/>
    </style:style>
    <style:style style:name="P51" style:family="paragraph" style:parent-style-name="Text_20_body" style:list-style-name="L19">
      <style:paragraph-properties fo:margin-top="0cm" fo:margin-bottom="0cm" loext:contextual-spacing="false"/>
    </style:style>
    <style:style style:name="P52" style:family="paragraph" style:parent-style-name="Text_20_body" style:list-style-name="L20">
      <style:paragraph-properties fo:margin-top="0cm" fo:margin-bottom="0cm" loext:contextual-spacing="false"/>
    </style:style>
    <style:style style:name="P53" style:family="paragraph" style:parent-style-name="Text_20_body" style:list-style-name="L21">
      <style:paragraph-properties fo:margin-top="0cm" fo:margin-bottom="0cm" loext:contextual-spacing="false"/>
    </style:style>
    <style:style style:name="P54" style:family="paragraph" style:parent-style-name="Text_20_body" style:list-style-name="L22">
      <style:paragraph-properties fo:margin-top="0cm" fo:margin-bottom="0cm" loext:contextual-spacing="false"/>
    </style:style>
    <style:style style:name="P55" style:family="paragraph" style:parent-style-name="Text_20_body" style:list-style-name="L23">
      <style:paragraph-properties fo:margin-top="0cm" fo:margin-bottom="0cm" loext:contextual-spacing="false"/>
    </style:style>
    <style:style style:name="P56" style:family="paragraph" style:parent-style-name="Text_20_body" style:list-style-name="L24">
      <style:paragraph-properties fo:margin-top="0cm" fo:margin-bottom="0cm" loext:contextual-spacing="false"/>
    </style:style>
    <style:style style:name="P57" style:family="paragraph" style:parent-style-name="Text_20_body" style:list-style-name="L25">
      <style:paragraph-properties fo:margin-top="0cm" fo:margin-bottom="0cm" loext:contextual-spacing="false"/>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velopment</text:p>
      <text:p text:style-name="P1"/>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 text:style-name="Contents_20_Heading">Indholdsfortegnelse</text:p>
          </text:index-title>
          <text:p text:style-name="P58"><text:a xlink:type="simple" xlink:href="#__RefHeading__369_298053491" text:style-name="Index_20_Link" text:visited-style-name="Index_20_Link">Forudsætninger<text:tab/>1</text:a></text:p>
          <text:p text:style-name="P59"><text:a xlink:type="simple" xlink:href="#__RefHeading__371_298053491" text:style-name="Index_20_Link" text:visited-style-name="Index_20_Link">Ubuntu / Debian opsætning<text:tab/>2</text:a></text:p>
          <text:p text:style-name="P59"><text:a xlink:type="simple" xlink:href="#__RefHeading__373_298053491" text:style-name="Index_20_Link" text:visited-style-name="Index_20_Link">Git-flow (valgfri)<text:tab/>2</text:a></text:p>
          <text:p text:style-name="P59"><text:a xlink:type="simple" xlink:href="#__RefHeading__375_298053491" text:style-name="Index_20_Link" text:visited-style-name="Index_20_Link">Scripts<text:tab/>2</text:a></text:p>
          <text:p text:style-name="P59"><text:a xlink:type="simple" xlink:href="#__RefHeading__377_298053491" text:style-name="Index_20_Link" text:visited-style-name="Index_20_Link">Oprettelse af site folder og database m.m.<text:tab/>2</text:a></text:p>
          <text:p text:style-name="P59"><text:a xlink:type="simple" xlink:href="#__RefHeading__379_298053491" text:style-name="Index_20_Link" text:visited-style-name="Index_20_Link">Deployment af koden fra GITHub<text:tab/>2</text:a></text:p>
          <text:p text:style-name="P59"><text:a xlink:type="simple" xlink:href="#__RefHeading__381_298053491" text:style-name="Index_20_Link" text:visited-style-name="Index_20_Link">Installer Drupal<text:tab/>3</text:a></text:p>
          <text:p text:style-name="P58"><text:a xlink:type="simple" xlink:href="#__RefHeading__383_298053491" text:style-name="Index_20_Link" text:visited-style-name="Index_20_Link">PDF2HTML<text:tab/>3</text:a></text:p>
          <text:p text:style-name="P59"><text:a xlink:type="simple" xlink:href="#__RefHeading__385_298053491" text:style-name="Index_20_Link" text:visited-style-name="Index_20_Link">Installation<text:tab/>3</text:a></text:p>
          <text:p text:style-name="P59"><text:a xlink:type="simple" xlink:href="#__RefHeading__387_298053491" text:style-name="Index_20_Link" text:visited-style-name="Index_20_Link">Kontrol<text:tab/>3</text:a></text:p>
          <text:p text:style-name="P59"><text:a xlink:type="simple" xlink:href="#__RefHeading__389_298053491" text:style-name="Index_20_Link" text:visited-style-name="Index_20_Link">installer build stuff<text:tab/>3</text:a></text:p>
          <text:p text:style-name="P59"><text:a xlink:type="simple" xlink:href="#__RefHeading__391_298053491" text:style-name="Index_20_Link" text:visited-style-name="Index_20_Link">Pak ud og configure med:<text:tab/>4</text:a></text:p>
          <text:p text:style-name="P59"><text:a xlink:type="simple" xlink:href="#__RefHeading__393_298053491" text:style-name="Index_20_Link" text:visited-style-name="Index_20_Link">Download fontforge fra:<text:tab/>4</text:a></text:p>
          <text:p text:style-name="P59"><text:a xlink:type="simple" xlink:href="#__RefHeading__395_298053491" text:style-name="Index_20_Link" text:visited-style-name="Index_20_Link">Opgrader til gcc4.7 (hvis man kører Debian 6 - IKKE nødvendigt for debian 7/Wheezy)<text:tab/>4</text:a></text:p>
          <text:p text:style-name="P59"><text:a xlink:type="simple" xlink:href="#__RefHeading__397_298053491" text:style-name="Index_20_Link" text:visited-style-name="Index_20_Link">Hent pdf2html<text:tab/>4</text:a></text:p>
          <text:p text:style-name="P58"><text:a xlink:type="simple" xlink:href="#__RefHeading__399_298053491" text:style-name="Index_20_Link" text:visited-style-name="Index_20_Link">CRON<text:tab/>5</text:a></text:p>
          <text:p text:style-name="P58"><text:a xlink:type="simple" xlink:href="#__RefHeading__401_298053491" text:style-name="Index_20_Link" text:visited-style-name="Index_20_Link">syddjurs cron<text:tab/>5</text:a></text:p>
          <text:p text:style-name="P58"><text:a xlink:type="simple" xlink:href="#__RefHeading__403_298053491" text:style-name="Index_20_Link" text:visited-style-name="Index_20_Link">Konfigurering<text:tab/>5</text:a></text:p>
          <text:p text:style-name="P59"><text:a xlink:type="simple" xlink:href="#__RefHeading__405_298053491" text:style-name="Index_20_Link" text:visited-style-name="Index_20_Link">XML eksempel filer<text:tab/>5</text:a></text:p>
          <text:p text:style-name="P59"><text:a xlink:type="simple" xlink:href="#__RefHeading__407_298053491" text:style-name="Index_20_Link" text:visited-style-name="Index_20_Link">Adlib server<text:tab/>5</text:a></text:p>
          <text:p text:style-name="P59"><text:a xlink:type="simple" xlink:href="#__RefHeading__409_298053491" text:style-name="Index_20_Link" text:visited-style-name="Index_20_Link">Import af Dagsordener og referater. I Acadre format<text:tab/>5</text:a></text:p>
          <text:p text:style-name="P59"><text:a xlink:type="simple" xlink:href="#__RefHeading__411_298053491" text:style-name="Index_20_Link" text:visited-style-name="Index_20_Link">HTML convertering<text:tab/>5</text:a></text:p>
          <text:p text:style-name="P59"><text:a xlink:type="simple" xlink:href="#__RefHeading__413_298053491" text:style-name="Index_20_Link" text:visited-style-name="Index_20_Link">Logning<text:tab/>6</text:a></text:p>
          <text:p text:style-name="P59"><text:a xlink:type="simple" xlink:href="#__RefHeading__415_298053491" text:style-name="Index_20_Link" text:visited-style-name="Index_20_Link">Url encoding<text:tab/>6</text:a></text:p>
          <text:p text:style-name="P59"><text:a xlink:type="simple" xlink:href="#__RefHeading__417_298053491" text:style-name="Index_20_Link" text:visited-style-name="Index_20_Link">Privat dircetory ændringer<text:tab/>6</text:a></text:p>
          <text:p text:style-name="P59"><text:a xlink:type="simple" xlink:href="#__RefHeading__419_298053491" text:style-name="Index_20_Link" text:visited-style-name="Index_20_Link">Håndholdt (pt. men vi ser på en anden løsning)<text:tab/>6</text:a></text:p>
          <text:p text:style-name="P6"><text:a xlink:type="simple" xlink:href="#__RefHeading__421_298053491" text:style-name="Index_20_Link" text:visited-style-name="Index_20_Link">1. Revert features<text:tab/>6</text:a></text:p>
          <text:p text:style-name="P6"><text:a xlink:type="simple" xlink:href="#__RefHeading__423_298053491" text:style-name="Index_20_Link" text:visited-style-name="Index_20_Link">2. Ændre sprog<text:tab/>6</text:a></text:p>
          <text:p text:style-name="P6"><text:a xlink:type="simple" xlink:href="#__RefHeading__425_298053491" text:style-name="Index_20_Link" text:visited-style-name="Index_20_Link">3. Set month / day contextual filters<text:tab/>6</text:a></text:p>
          <text:p text:style-name="P6"><text:a xlink:type="simple" xlink:href="#__RefHeading__427_298053491" text:style-name="Index_20_Link" text:visited-style-name="Index_20_Link">Set Default download method<text:tab/>7</text:a></text:p>
          <text:p text:style-name="P58"><text:a xlink:type="simple" xlink:href="#__RefHeading__429_298053491" text:style-name="Index_20_Link" text:visited-style-name="Index_20_Link">Oprydning<text:tab/>7</text:a></text:p>
          <text:p text:style-name="P58"><text:a xlink:type="simple" xlink:href="#__RefHeading__1349_1517317352" text:style-name="Index_20_Link" text:visited-style-name="Index_20_Link">Licence and copyright<text:tab/>8</text:a></text:p>
        </text:index-body>
      </text:table-of-content>
      <text:p text:style-name="P1"/>
      <text:h text:style-name="P4" text:outline-level="1"><text:bookmark-start text:name="__RefHeading__369_298053491"/>Forudsætninger<text:bookmark-end text:name="__RefHeading__369_298053491"/></text:h>
      <text:list xml:id="list7719384758230382717" text:style-name="L1">
        <text:list-item>
          <text:p text:style-name="P36">0. En Ubuntu / Debian installation </text:p>
        </text:list-item>
        <text:list-item>
          <text:p text:style-name="P36">1. En git konto med adgang til repositoriet. <text:a xlink:type="simple" xlink:href="http://help.github.com/linux-set-up-git/" text:style-name="Internet_20_link" text:visited-style-name="Visited_20_Internet_20_Link">http://help.github.com/linux-set-up-git/</text:a> (vil være offentlig efter frigivelsen) </text:p>
        </text:list-item>
        <text:list-item>
          <text:p text:style-name="P36">2. Drupal oprettelses script. /usr/local/sbin/create_site_with_db.php (Som nu er med i git deploy pakken men også kan findes på findes på <text:a xlink:type="simple" xlink:href="https://github.com/OS2web/os2dagsorden-deploy/blob/master/create_site_with_db.php" text:style-name="Internet_20_link" text:visited-style-name="Visited_20_Internet_20_Link">https://github.com/OS2web/os2dagsorden-deploy/blob/master/create_site_with_db.php</text:a>) </text:p>
        </text:list-item>
        <text:list-item>
          <text:p text:style-name="P36">3. Os2dagsorden-deploy build filerne </text:p>
        </text:list-item>
        <text:list-item>
          <text:p text:style-name="P36"><text:soft-page-break/>4. Rettigheder til www-data (tilføjes med "sudo adduser [brugernavn] www-data). Husk at logge ud. </text:p>
        </text:list-item>
        <text:list-item>
          <text:p text:style-name="P36">5. Drush make skal være installeret. <text:a xlink:type="simple" xlink:href="http://drupal.org/project/drush_make" text:style-name="Internet_20_link" text:visited-style-name="Visited_20_Internet_20_Link">http://drupal.org/project/drush_make</text:a> (drush dl drush_make-6.x) </text:p>
        </text:list-item>
        <text:list-item>
          <text:p text:style-name="P36">6. Apache 2.x with mod_rewrite </text:p>
        </text:list-item>
        <text:list-item>
          <text:p text:style-name="P36">7. PHP 5.2.X and APC or XCache </text:p>
        </text:list-item>
        <text:list-item>
          <text:p text:style-name="P36">8. MySQL 5.X </text:p>
        </text:list-item>
        <text:list-item>
          <text:p text:style-name="P36">9. Opfylde <text:a xlink:type="simple" xlink:href="http://drupal.org/requirements" text:style-name="Internet_20_link" text:visited-style-name="Visited_20_Internet_20_Link">http://drupal.org/requirements</text:a> </text:p>
        </text:list-item>
        <text:list-item>
          <text:p text:style-name="P36">10. PHP <text:span text:style-name="Source_20_Text">memory_limit</text:span> skal mindsts være <text:span text:style-name="Source_20_Text">128M</text:span> (128MB) under installationen </text:p>
        </text:list-item>
        <text:list-item>
          <text:p text:style-name="P36">11. PHP <text:span text:style-name="Source_20_Text">max_execution_time</text:span> skal minds være <text:span text:style-name="Source_20_Text">60</text:span> (1 minut) under installationen </text:p>
        </text:list-item>
        <text:list-item>
          <text:p text:style-name="P9">12. En RSA nøgle til din GIT konto (vejledning: <text:a xlink:type="simple" xlink:href="https://help.github.com/articles/generating-ssh-keys" text:style-name="Internet_20_link" text:visited-style-name="Visited_20_Internet_20_Link">https://help.github.com/articles/generating-ssh-keys</text:a>) </text:p>
        </text:list-item>
      </text:list>
      <text:h text:style-name="Heading_20_2" text:outline-level="2" text:is-list-header="true"><text:bookmark-start text:name="__RefHeading__371_298053491"/>Ubuntu / Debian opsætning<text:bookmark-end text:name="__RefHeading__371_298053491"/></text:h>
      <text:p text:style-name="Text_20_body">sudo apt-get install apache2 php5 mysql-server phpmyadmin pwgen drush php5-ldap git</text:p>
      <text:h text:style-name="Heading_20_2" text:outline-level="2"><text:bookmark-start text:name="__RefHeading__373_298053491"/>Git-flow (valgfri)<text:bookmark-end text:name="__RefHeading__373_298053491"/></text:h>
      <text:p text:style-name="Text_20_body">Kommer senere</text:p>
      <text:h text:style-name="Heading_20_2" text:outline-level="2"><text:bookmark-start text:name="__RefHeading__375_298053491"/>Scripts<text:bookmark-end text:name="__RefHeading__375_298053491"/></text:h>
      <text:list xml:id="list6833560624601721329" text:style-name="L2">
        <text:list-item>
          <text:p text:style-name="P37">os2dagsorden_build.py til nye installationer eller en komplet pull </text:p>
        </text:list-item>
        <text:list-item>
          <text:p text:style-name="P37">reroll.sh bruges når der skal opdateres fra master branch i git </text:p>
        </text:list-item>
        <text:list-item>
          <text:p text:style-name="P10">dev-reroll.sh bruges når der skal opdateres fra udviklings branchen </text:p>
        </text:list-item>
      </text:list>
      <text:p text:style-name="Text_20_body">Det udføres ved at man cd'er ind i diret og udfører kommandoen ./reroll.sh, dev-reroll.sh eller os2dagsorden_build.py</text:p>
      <text:h text:style-name="Heading_20_2" text:outline-level="2"><text:bookmark-start text:name="__RefHeading__377_298053491"/>Oprettelse af site folder og database m.m.<text:bookmark-end text:name="__RefHeading__377_298053491"/></text:h>
      <text:p text:style-name="Text_20_body">Kør drupal oprettelses scriptet med angivelse af domane navnet på det site du vil oprette HUSK: Du skal selv skrive dit mysql root kodeord ind i filen i variablen $mysqlpasswd</text:p>
      <text:list xml:id="list6205162999699993581" text:style-name="L3">
        <text:list-item>
          <text:p text:style-name="P38">SSH til serveren inclusiv din git nøgle "ssh -A [server_navn]" </text:p>
        </text:list-item>
        <text:list-item>
          <text:p text:style-name="P38">Udfør "cd /var/www/" </text:p>
        </text:list-item>
        <text:list-item>
          <text:p text:style-name="P38">Udfør "git clone <text:a xlink:type="simple" xlink:href="https://github.com/OS2web/os2dagsorden-deploy.git" text:style-name="Internet_20_link" text:visited-style-name="Visited_20_Internet_20_Link">https://github.com/OS2web/os2dagsorden-deploy.git</text:a>" </text:p>
        </text:list-item>
        <text:list-item>
          <text:p text:style-name="P38">Udfør "cd os2dagsorden-deploy" </text:p>
        </text:list-item>
        <text:list-item>
          <text:p text:style-name="P38">Udfør og ret kodeordet for mysql "vim ./create_site_with_db.php" og gem ved at trykke ESC og herefter :q! + ENTER </text:p>
        </text:list-item>
        <text:list-item>
          <text:p text:style-name="P11">Udfør "sudo ./create_site_with_db.php [dit domane]" </text:p>
        </text:list-item>
      </text:list>
      <text:h text:style-name="Heading_20_2" text:outline-level="2" text:is-list-header="true"><text:bookmark-start text:name="__RefHeading__379_298053491"/>Deployment af koden fra GITHub<text:bookmark-end text:name="__RefHeading__379_298053491"/></text:h>
      <text:list xml:id="list4019204100589485499" text:style-name="L4">
        <text:list-item>
          <text:p text:style-name="P12">Udfør "cd /var/www/os2dagsorden-deploy" </text:p>
        </text:list-item>
      </text:list>
      <text:p text:style-name="Text_20_body"><text:soft-page-break/>Kør python scriptet fra det dir som filen ligger i os2dagsorden-deploy folderen</text:p>
      <text:list xml:id="list575309916338701052" text:style-name="L5">
        <text:list-item>
          <text:p text:style-name="P39">Udfør: "python os2dagsorden_build.py -D os2dagsorden.dev.make" </text:p>
        </text:list-item>
        <text:list-item>
          <text:p text:style-name="P13">Udfør: "./reroll-dev.sh" - så vi får oprettet "latest" linket i /build/ folderen </text:p>
        </text:list-item>
      </text:list>
      <text:h text:style-name="Heading_20_2" text:outline-level="2" text:is-list-header="true"><text:bookmark-start text:name="__RefHeading__381_298053491"/>Installer Drupal<text:bookmark-end text:name="__RefHeading__381_298053491"/></text:h>
      <text:p text:style-name="Text_20_body">Fra den nye site folder Installer Drupal 7 med drush /var/www/[sitenavn]/</text:p>
      <text:list xml:id="list6585073628625179685" text:style-name="L6">
        <text:list-item>
          <text:p text:style-name="P40">Udfør: "drush dl drupal-7.x" </text:p>
        </text:list-item>
        <text:list-item>
          <text:p text:style-name="P40">Udfør: "rm -rf public_html" </text:p>
        </text:list-item>
        <text:list-item>
          <text:p text:style-name="P14">Udfør: "mv drupal-7.x-dev/ public_html" </text:p>
        </text:list-item>
      </text:list>
      <text:p text:style-name="Text_20_body">Opret et symbolsk link til build folderen. </text:p>
      <text:list xml:id="list5288718244880217621" text:style-name="L7">
        <text:list-item>
          <text:p text:style-name="P41">Udfør: "cd public_html" </text:p>
        </text:list-item>
        <text:list-item>
          <text:p text:style-name="P15">Udfør: "ln -s /var/www/os2dagsorden-deploy/build/latest profiles/os2dagsorden" (fra document / drupal root) </text:p>
        </text:list-item>
      </text:list>
      <text:p text:style-name="Text_20_body">Gå på url'en og installer drupal færdig. Eller brug denne</text:p>
      <text:list xml:id="list5518536047614486403" text:style-name="L8">
        <text:list-item>
          <text:p text:style-name="P16">Udfør: "drush site-install os2dagsorden --account-name=admin --account-pass=admin --db-url=mysql://[db_bruger]:[db_passwd]@localhost/[db]" </text:p>
        </text:list-item>
      </text:list>
      <text:p text:style-name="Text_20_body">Proceduren er at reroll.sh bruges når prod sitet skal reetableres, eller hvis alt fra dev branch er blevet opdateret til master branch. </text:p>
      <text:h text:style-name="Heading_20_1" text:outline-level="1"><text:bookmark-start text:name="__RefHeading__383_298053491"/>PDF2HTML<text:bookmark-end text:name="__RefHeading__383_298053491"/></text:h>
      <text:p text:style-name="Text_20_body">Nedenstående er installations vejledninger til PDF2HTML som er nødvendige ved installation på Debian Linux. Installation på Ubuntu linux skulle være lige ud af landevejen. Da alle pakker er inkluderet i denne distribution. (om et halvt års tid er de nok også med i Debian. Der blot er lidt mere konservativ med nye pakker og aftestning)</text:p>
      <text:h text:style-name="Heading_20_2" text:outline-level="2"><text:bookmark-start text:name="__RefHeading__385_298053491"/>Installation<text:bookmark-end text:name="__RefHeading__385_298053491"/></text:h>
      <text:h text:style-name="Heading_20_2" text:outline-level="2"><text:bookmark-start text:name="__RefHeading__387_298053491"/>Kontrol<text:bookmark-end text:name="__RefHeading__387_298053491"/></text:h>
      <text:p text:style-name="Text_20_body">Søg for at ingen at de pakker vi compiler selv er installeet</text:p>
      <text:list xml:id="list3525859238154120152" text:style-name="L9">
        <text:list-item>
          <text:p text:style-name="P42">sudo dpkg -l | grep poppler </text:p>
        </text:list-item>
        <text:list-item>
          <text:p text:style-name="P17">sudo dpkg -l | grep fontforge </text:p>
        </text:list-item>
      </text:list>
      <text:h text:style-name="Heading_20_2" text:outline-level="2" text:is-list-header="true"><text:bookmark-start text:name="__RefHeading__389_298053491"/>installer build stuff<text:bookmark-end text:name="__RefHeading__389_298053491"/></text:h>
      <text:list xml:id="list1382743860421049002" text:style-name="L10">
        <text:list-item>
          <text:p text:style-name="P43">sudo apt-get install build-essential pkg-config cmake </text:p>
        </text:list-item>
        <text:list-item>
          <text:p text:style-name="P43">sudo apt-get install libpng12-dev libpng3 </text:p>
        </text:list-item>
        <text:list-item>
          <text:p text:style-name="P43">sudo apt-get build-dep fontforge </text:p>
        </text:list-item>
        <text:list-item>
          <text:p text:style-name="P43">sudo apt-get build-dep libpoppler-dev </text:p>
        </text:list-item>
        <text:list-item>
          <text:p text:style-name="P43"><text:soft-page-break/>sudo mkdir src &amp;&amp; cd src </text:p>
        </text:list-item>
        <text:list-item>
          <text:p text:style-name="P18">sudo wget <text:a xlink:type="simple" xlink:href="http://poppler.freedesktop.org/poppler-0.24.5.tar.xz" text:style-name="Internet_20_link" text:visited-style-name="Visited_20_Internet_20_Link">http://poppler.freedesktop.org/poppler-0.24.5.tar.xz</text:a> </text:p>
        </text:list-item>
      </text:list>
      <text:h text:style-name="Heading_20_2" text:outline-level="2" text:is-list-header="true"><text:bookmark-start text:name="__RefHeading__391_298053491"/>Pak ud og configure med:<text:bookmark-end text:name="__RefHeading__391_298053491"/></text:h>
      <text:list xml:id="list6395910238243944214" text:style-name="L11">
        <text:list-item>
          <text:p text:style-name="P44">sudo tar -xJf poppler-0.24.5.tar.xz </text:p>
        </text:list-item>
        <text:list-item>
          <text:p text:style-name="P44">cd poppler-0.24.5 </text:p>
        </text:list-item>
        <text:list-item>
          <text:p text:style-name="P44">sudo ./configure --enable-xpdf-headers --enable-zlib --disable-static </text:p>
        </text:list-item>
        <text:list-item>
          <text:p text:style-name="P44">sudo make </text:p>
        </text:list-item>
        <text:list-item>
          <text:p text:style-name="P19">sudo make install </text:p>
        </text:list-item>
      </text:list>
      <text:h text:style-name="Heading_20_2" text:outline-level="2" text:is-list-header="true"><text:bookmark-start text:name="__RefHeading__393_298053491"/>Download fontforge fra:<text:bookmark-end text:name="__RefHeading__393_298053491"/></text:h>
      <text:list xml:id="list8039233767236651818" text:style-name="L12">
        <text:list-item>
          <text:p text:style-name="P45"><text:a xlink:type="simple" xlink:href="http://sourceforge.net/projects/fontforge/files/fontforge-source/" text:style-name="Internet_20_link" text:visited-style-name="Visited_20_Internet_20_Link">http://sourceforge.net/projects/fontforge/files/fontforge-source/</text:a> </text:p>
        </text:list-item>
        <text:list-item>
          <text:p text:style-name="P45">Brug gerne nedenstående direkte link, men husk at se efter om der er kommet en nyere version. </text:p>
        </text:list-item>
        <text:list-item>
          <text:p text:style-name="P45">Udfør "sudo wget <text:a xlink:type="simple" xlink:href="http://switch.dl.sourceforge.net/project/fontforge/fontforge-source/fontforge_full-20120731-b.tar.bz2" text:style-name="Internet_20_link" text:visited-style-name="Visited_20_Internet_20_Link">http://switch.dl.sourceforge.net/project/fontforge/fontforge-source/fontforge_full-20120731-b.tar.bz2</text:a>" </text:p>
        </text:list-item>
        <text:list-item>
          <text:p text:style-name="P45">tar -xvjf fontforge_full-20120731-b.tar.bz2 </text:p>
        </text:list-item>
        <text:list-item>
          <text:p text:style-name="P45">cd fontforge-20120731-b </text:p>
        </text:list-item>
        <text:list-item>
          <text:p text:style-name="P45">sudo ./configure --disable-static --without-python </text:p>
        </text:list-item>
        <text:list-item>
          <text:p text:style-name="P45">sudo make </text:p>
        </text:list-item>
        <text:list-item>
          <text:p text:style-name="P20">sudo make install </text:p>
        </text:list-item>
      </text:list>
      <text:h text:style-name="Heading_20_2" text:outline-level="2" text:is-list-header="true"><text:bookmark-start text:name="__RefHeading__395_298053491"/>Opgrader til gcc4.7 (hvis man kører Debian 6 - IKKE nødvendigt for debian 7/Wheezy)<text:bookmark-end text:name="__RefHeading__395_298053491"/></text:h>
      <text:p text:style-name="Text_20_body">Dette opgraderer gcc og libc på systemet til versionerne fra testing. Gør det på eget ansvar. Lav /etc/apt/sources.list.d/testing.list med dette indhold:</text:p>
      <text:list xml:id="list8376915926279565419" text:style-name="L13">
        <text:list-item>
          <text:p text:style-name="P46"># used for gcc upgrade </text:p>
        </text:list-item>
        <text:list-item>
          <text:p text:style-name="P46">deb <text:a xlink:type="simple" xlink:href="http://ftp.dk.debian.org/debian/" text:style-name="Internet_20_link" text:visited-style-name="Visited_20_Internet_20_Link">http://ftp.dk.debian.org/debian/</text:a> testing main </text:p>
        </text:list-item>
        <text:list-item>
          <text:p text:style-name="P46">Udfør: sudo apt-get update </text:p>
        </text:list-item>
        <text:list-item>
          <text:p text:style-name="P46">Udfør: sudo apt-get install gcc-4.7 g++-4.7 </text:p>
        </text:list-item>
        <text:list-item>
          <text:p text:style-name="P46">Fjern /etc/apt/sources.list.d/testing.list igen </text:p>
        </text:list-item>
        <text:list-item>
          <text:p text:style-name="P21">rm /etc/apt/sources.list.d/testing.list </text:p>
        </text:list-item>
      </text:list>
      <text:h text:style-name="Heading_20_2" text:outline-level="2" text:is-list-header="true"><text:bookmark-start text:name="__RefHeading__397_298053491"/>Hent pdf2html<text:bookmark-end text:name="__RefHeading__397_298053491"/></text:h>
      <text:list xml:id="list3327641786418821642" text:style-name="L14">
        <text:list-item>
          <text:p text:style-name="P47">cd .. </text:p>
        </text:list-item>
        <text:list-item>
          <text:p text:style-name="P47">sudo git clone git://github.com/coolwanglu/pdf2htmlEX.git </text:p>
        </text:list-item>
        <text:list-item>
          <text:p text:style-name="P47">sudo cd pdf2htmlEX </text:p>
        </text:list-item>
        <text:list-item>
          <text:p text:style-name="P47">sudo cmake . </text:p>
        </text:list-item>
        <text:list-item>
          <text:p text:style-name="P47">sudo make </text:p>
        </text:list-item>
        <text:list-item>
          <text:p text:style-name="P47"><text:soft-page-break/>sudo make install </text:p>
        </text:list-item>
        <text:list-item>
          <text:p text:style-name="P22">(evt) sudo ldconfig </text:p>
        </text:list-item>
      </text:list>
      <text:h text:style-name="Heading_20_1" text:outline-level="1" text:is-list-header="true"><text:bookmark-start text:name="__RefHeading__399_298053491"/>CRON<text:bookmark-end text:name="__RefHeading__399_298053491"/></text:h>
      <text:h text:style-name="Heading_20_1" text:outline-level="1"><text:bookmark-start text:name="__RefHeading__401_298053491"/>syddjurs cron<text:bookmark-end text:name="__RefHeading__401_298053491"/></text:h>
      <text:p text:style-name="Text_20_body">10,25,40,55 * * * * wget -O - -q -t 1 '<text:a xlink:type="simple" xlink:href="http://10.255.1.46/cron.php?cron_key=WZYgGQTXMIokivcN_eJQbubbNE4DQldSZsfQD7-Jke4" text:style-name="Internet_20_link" text:visited-style-name="Visited_20_Internet_20_Link">http://10.255.1.46/cron.php?cron_key=WZYgGQTXMIokivcN_eJQbubbNE4DQldSZsfQD7-Jke4</text:a>'</text:p>
      <text:p text:style-name="Text_20_body">0,15,30,45 * * * * rsync -urp --exclude Batch /mnt/AcadreMMNotify/ /var/www/syddjurs.dk/public_html/sites/default/files/acadre/</text:p>
      <text:p text:style-name="Text_20_body">Acadre mount eksempel linie til mount i /etc/fstab (kræver "apt-get install cifs-tools") //[ip/servernavn]/[folder på acadre server] [local folder] cifs username=USERNAME,password=PASSWORD,ro,error=remount-ro 0 0 </text:p>
      <text:h text:style-name="Heading_20_1" text:outline-level="1"><text:bookmark-start text:name="__RefHeading__403_298053491"/>Konfigurering<text:bookmark-end text:name="__RefHeading__403_298053491"/></text:h>
      <text:p text:style-name="Text_20_body">p.t. lige i note-form</text:p>
      <text:h text:style-name="Heading_20_2" text:outline-level="2"><text:bookmark-start text:name="__RefHeading__405_298053491"/>XML eksempel filer<text:bookmark-end text:name="__RefHeading__405_298053491"/></text:h>
      <text:list xml:id="list4451277357080434300" text:style-name="L15">
        <text:list-item>
          <text:p text:style-name="P48">xml import fra /cron Der skal bruges 3 excell filer hvis ikke der stilles SOFD webservice til rådighed. Disse placeres i: sites/default/files/acadre_views directory, med navnene: </text:p>
        </text:list-item>
        <text:list-item>
          <text:p text:style-name="P48">V_web_AcadreGroups.xml </text:p>
        </text:list-item>
        <text:list-item>
          <text:p text:style-name="P48">V_web_MeetingGroups.xml </text:p>
        </text:list-item>
        <text:list-item>
          <text:p text:style-name="P23">V_web_Meetings.xml </text:p>
        </text:list-item>
      </text:list>
      <text:p text:style-name="Text_20_body">Importen køres fra cron admin/config/system/cron, med OS2Dagsorden importer module</text:p>
      <text:h text:style-name="Heading_20_2" text:outline-level="2"><text:bookmark-start text:name="__RefHeading__407_298053491"/>Adlib server<text:bookmark-end text:name="__RefHeading__407_298053491"/></text:h>
      <text:p text:style-name="Text_20_body">Ændring af Adlib webservice: sites/all/modules/os2dagsorden_adlib_api/includes/AbLibWS.class.inc</text:p>
      <text:h text:style-name="Heading_20_2" text:outline-level="2"><text:bookmark-start text:name="__RefHeading__409_298053491"/>Import af Dagsordener og referater. I Acadre format<text:bookmark-end text:name="__RefHeading__409_298053491"/></text:h>
      <text:p text:style-name="Text_20_body">kopier alle filerne ind i sites/default/files/acadre direktørier sæt ejer og rettigheder til www-data Kør "OS2Dagsorden Meeting import fra admin/config/system/cron</text:p>
      <text:h text:style-name="Heading_20_2" text:outline-level="2"><text:bookmark-start text:name="__RefHeading__411_298053491"/>HTML convertering<text:bookmark-end text:name="__RefHeading__411_298053491"/></text:h>
      <text:list xml:id="list1323311201931661376" text:style-name="L16">
        <text:list-item>
          <text:p text:style-name="P24">start html convertion could be started using cron OS2Dagsorden PDF to HTML converter makes sense to start after acadre meeting create (if the meeting had any PDF files, they'll be converted to HTML on this run), or after you run Adlib cron (OS2Dagsorden AdLib API Module) at least two times (on to schedule the jobs on Adlib server, and second to fetch the <text:soft-page-break/>PDF files). Then this run will converted fetched PDF files to HTML. </text:p>
        </text:list-item>
      </text:list>
      <text:h text:style-name="Heading_20_2" text:outline-level="2" text:is-list-header="true"><text:bookmark-start text:name="__RefHeading__413_298053491"/>Logning<text:bookmark-end text:name="__RefHeading__413_298053491"/></text:h>
      <text:p text:style-name="Text_20_body">logning kan ses på admin/config/development/logging</text:p>
      <text:h text:style-name="Heading_20_2" text:outline-level="2"><text:bookmark-start text:name="__RefHeading__415_298053491"/>Url encoding<text:bookmark-end text:name="__RefHeading__415_298053491"/></text:h>
      <text:p text:style-name="Text_20_body">Bullet point oversigten med en "ikke pæn url "?q=meeting/1234/bullet-point/1235" duer ikke (pga den opbrudte url Når url'en ændres til den omskrevne / brugervenlige url som alle bruger vil det være i orden.</text:p>
      <text:h text:style-name="Heading_20_2" text:outline-level="2"><text:bookmark-start text:name="__RefHeading__417_298053491"/>Privat dircetory ændringer <text:bookmark-end text:name="__RefHeading__417_298053491"/></text:h>
      <text:list xml:id="list6402078027170898447" text:style-name="L17">
        <text:list-item>
          <text:p text:style-name="P49">sættes til "sites/default/files/acadre" </text:p>
        </text:list-item>
        <text:list-item>
          <text:p text:style-name="P25">"Default download method" sættes til "Private local files served by Drupal" </text:p>
        </text:list-item>
      </text:list>
      <text:h text:style-name="Heading_20_2" text:outline-level="2" text:is-list-header="true"><text:bookmark-start text:name="__RefHeading__419_298053491"/>Håndholdt (pt. men vi ser på en anden løsning)<text:bookmark-end text:name="__RefHeading__419_298053491"/></text:h>
      <text:h text:style-name="Heading_20_3" text:outline-level="3"><text:bookmark-start text:name="__RefHeading__421_298053491"/>1. Revert features<text:bookmark-end text:name="__RefHeading__421_298053491"/></text:h>
      <text:list xml:id="list4805366272042956343" text:style-name="L18">
        <text:list-item>
          <text:p text:style-name="P50">go to admin/structure/features </text:p>
        </text:list-item>
        <text:list-item>
          <text:p text:style-name="P26">click on "Revert them all" </text:p>
        </text:list-item>
      </text:list>
      <text:h text:style-name="Heading_20_3" text:outline-level="3" text:is-list-header="true"><text:bookmark-start text:name="__RefHeading__423_298053491"/>2. Ændre sprog<text:bookmark-end text:name="__RefHeading__423_298053491"/></text:h>
      <text:list xml:id="list838423669720906155" text:style-name="L19">
        <text:list-item>
          <text:p text:style-name="P51">go to admin/config/regional/translate/import </text:p>
        </text:list-item>
        <text:list-item>
          <text:p text:style-name="P51">click on "Browse" </text:p>
        </text:list-item>
        <text:list-item>
          <text:p text:style-name="P51">select file "da.po" from deploy folder </text:p>
        </text:list-item>
        <text:list-item>
          <text:p text:style-name="P51">click on "Import" </text:p>
        </text:list-item>
        <text:list-item>
          <text:p text:style-name="P51">go to admin/config/regional/language </text:p>
        </text:list-item>
        <text:list-item>
          <text:p text:style-name="P51">select "Danish" as Standard </text:p>
        </text:list-item>
        <text:list-item>
          <text:p text:style-name="P27">click on "Save configuration" </text:p>
        </text:list-item>
      </text:list>
      <text:h text:style-name="Heading_20_3" text:outline-level="3" text:is-list-header="true"><text:bookmark-start text:name="__RefHeading__425_298053491"/>3. Set month / day contextual filters<text:bookmark-end text:name="__RefHeading__425_298053491"/></text:h>
      <text:list xml:id="list4002168208050304232" text:style-name="L20">
        <text:list-item>
          <text:p text:style-name="P52">go to admin/structure/views/view/events/edit </text:p>
        </text:list-item>
        <text:list-item>
          <text:p text:style-name="P28">Select "Måned" CLick on a label "Dato: Dato (node) (Content: Date - start date (field_date))" under "Contextual filters" insert the following into "PHP contextual filter code": </text:p>
        </text:list-item>
      </text:list>
      <text:p text:style-name="P3">return os2dagsorden_meetings_calendar_view_fields_month_date_contextual_filter(); </text:p>
      <text:list xml:id="list5164104570088306613" text:style-name="L21">
        <text:list-item>
          <text:p text:style-name="P53">Click on "Apply (this display)" </text:p>
        </text:list-item>
        <text:list-item>
          <text:p text:style-name="P29">Select "Dag"</text:p>
        </text:list-item>
        <text:list-item>
          <text:p text:style-name="P29">Click on a label "Dato: Dato (node) (Content: Date - start date (field_date))" under <text:soft-page-break/>"Contextual filters" insert the following into "PHP contextual filter code":</text:p>
        </text:list-item>
      </text:list>
      <text:p text:style-name="P3">return os2dagsorden_meetings_calendar_view_fields_day_date_contextual_filter();</text:p>
      <text:list xml:id="list3848752412124197934" text:style-name="L22">
        <text:list-item>
          <text:p text:style-name="P54">Click on "Apply (this display)" </text:p>
        </text:list-item>
        <text:list-item>
          <text:p text:style-name="P54">Select "Block" </text:p>
        </text:list-item>
        <text:list-item>
          <text:p text:style-name="P30">Click on a label "Dato: Dato (node) (Content: Date - start date (field_date))" under "Contextual filters" insert the following into "PHP contextual filter code": </text:p>
        </text:list-item>
      </text:list>
      <text:p text:style-name="P3">return os2dagsorden_meetings_calendar_view_fields_block_date_contextual_filter();</text:p>
      <text:list xml:id="list3004329403094752389" text:style-name="L23">
        <text:list-item>
          <text:p text:style-name="P55">Click on "Apply (this display)" </text:p>
        </text:list-item>
        <text:list-item>
          <text:p text:style-name="P31">Click "Gem" </text:p>
        </text:list-item>
      </text:list>
      <text:h text:style-name="Heading_20_3" text:outline-level="3" text:is-list-header="true"><text:bookmark-start text:name="__RefHeading__427_298053491"/>Set Default download method<text:bookmark-end text:name="__RefHeading__427_298053491"/></text:h>
      <text:list xml:id="list981964223966828732" text:style-name="L24">
        <text:list-item>
          <text:p text:style-name="P56">go to admin/config/media/file-system </text:p>
        </text:list-item>
        <text:list-item>
          <text:p text:style-name="P56">Select "Private local files served by Drupal" </text:p>
        </text:list-item>
        <text:list-item>
          <text:p text:style-name="P32">Click "Gem indstillinger" </text:p>
        </text:list-item>
      </text:list>
      <text:h text:style-name="Heading_20_1" text:outline-level="1" text:is-list-header="true"><text:bookmark-start text:name="__RefHeading__429_298053491"/>Oprydning<text:bookmark-end text:name="__RefHeading__429_298053491"/></text:h>
      <text:p text:style-name="Text_20_body">Efter endt installation kan src biblioteket fjernes. </text:p>
      <text:list xml:id="list1035433989606632812" text:style-name="L25">
        <text:list-item>
          <text:p text:style-name="P57">Udfør "cd" </text:p>
        </text:list-item>
        <text:list-item>
          <text:p text:style-name="P33">Udfør "sudo rm -rf src" </text:p>
        </text:list-item>
      </text:list>
      <text:p text:style-name="P34"/>
      <text:list xml:id="list1088443359632143185" text:style-name="WWNum1">
        <text:list-item>
          <text:h text:style-name="P5" text:outline-level="1"><text:bookmark-start text:name="__RefHeading__1349_1517317352"/>Licence and copyright<text:bookmark-end text:name="__RefHeading__1349_1517317352"/></text:h>
        </text:list-item>
      </text:list>
      <text:p text:style-name="P35">OS2 software is Copyright (c) 2014, OS2 - Offentligt digitaliseringsfællesskab (www.os2web.dk).</text:p>
      <text:p text:style-name="P8">The software is free software; you may use, study, modify and distribute it under the terms of version 2.0 of the Mozilla Public License. See the LICENSE file for details. If a copy of the MPL was not distributed with this file, You can obtain one at http://mozilla.org/MPL/2.0/.</text:p>
      <text:p text:style-name="P8"/>
      <text:p text:style-name="P7">All source code in this and the underlying directories is subject to the terms of the Mozilla Public License, v. 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ørn Andersen</meta:initial-creator>
    <meta:creation-date>2014-10-09T10:09:56.243698959</meta:creation-date>
    <dc:date>2014-12-03T13:13:24.853127854</dc:date>
    <dc:creator>Jørn Andersen</dc:creator>
    <meta:editing-duration>PT32M47S</meta:editing-duration>
    <meta:editing-cycles>10</meta:editing-cycles>
    <meta:generator>LibreOffice/4.3.3.2$Linux_X86_64 LibreOffice_project/430m0$Build-2</meta:generator>
    <meta:document-statistic meta:table-count="0" meta:image-count="0" meta:object-count="0" meta:page-count="8" meta:paragraph-count="190" meta:word-count="1421" meta:character-count="9998" meta:non-whitespace-character-count="8772"/>
  </office:meta>
</office:document-meta>
</file>